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9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9" calcext:value-type="float">
            <text:p>9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8T21:45:20.522024140</dc:date>
    <meta:editing-duration>P105DT1H20M59S</meta:editing-duration>
    <meta:editing-cycles>625</meta:editing-cycles>
    <meta:document-statistic meta:table-count="5" meta:cell-count="634" meta:object-count="0"/>
  </office:meta>
</office:document-meta>
</file>